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9000000A180F01E3F98F175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O" svg:font-family="'Linux Libertine O'"/>
    <style:font-face style:name="Ubuntu Mono1" svg:font-family="'Ubuntu Mono'" style:font-pitch="fixed"/>
    <style:font-face style:name="Liberation Mono" svg:font-family="'Liberation Mono', Cousine, 'DejaVu Sans Mono'" style:font-family-generic="modern" style:font-pitch="fixed"/>
    <style:font-face style:name="Liberation Sans2" svg:font-family="'Liberation Sans'" style:font-pitch="variable"/>
    <style:font-face style:name="Linux Biolinum O" svg:font-family="'Linux Biolinum O'" style:font-adornments="Regular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Mono1" svg:font-family="'Liberation Mono', Cousine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92cm"/>
      <style:paragraph-properties style:writing-mode="lr-tb"/>
    </style:style>
    <style:style style:name="gr2" style:family="graphic" style:parent-style-name="objectwithoutfill">
      <style:graphic-properties svg:stroke-width="0.102cm" svg:stroke-color="#3333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305cm" svg:stroke-color="#00e3e3" draw:marker-start-width="0.66cm" draw:marker-end-width="0.66cm" draw:fill="solid" draw:textarea-vertical-align="middle" fo:padding-top="0.277cm" fo:padding-bottom="0.277cm" fo:padding-left="0.402cm" fo:padding-right="0.402cm"/>
    </style:style>
    <style:style style:name="gr5" style:family="graphic" style:parent-style-name="objectwithoutfill">
      <style:graphic-properties svg:stroke-width="0.305cm" svg:stroke-color="#e47200" draw:marker-start-width="0.66cm" draw:marker-end-width="0.66cm" draw:fill="solid" draw:textarea-vertical-align="middle" fo:padding-top="0.277cm" fo:padding-bottom="0.277cm" fo:padding-left="0.402cm" fo:padding-right="0.402cm"/>
    </style:style>
    <style:style style:name="gr6" style:family="graphic" style:parent-style-name="objectwithoutfill">
      <style:graphic-properties svg:stroke-width="0.305cm" svg:stroke-color="#ffa07a" draw:marker-start-width="0.66cm" draw:marker-end-width="0.66cm" draw:fill="solid" draw:textarea-vertical-align="middle" fo:padding-top="0.277cm" fo:padding-bottom="0.277cm" fo:padding-left="0.402cm" fo:padding-right="0.402cm"/>
    </style:style>
    <style:style style:name="gr7" style:family="graphic" style:parent-style-name="objectwithoutfill">
      <style:graphic-properties svg:stroke-width="0.305cm" svg:stroke-color="#afeeee" draw:marker-start-width="0.66cm" draw:marker-end-width="0.66cm" draw:fill="solid" draw:textarea-vertical-align="middle" fo:padding-top="0.277cm" fo:padding-bottom="0.277cm" fo:padding-left="0.402cm" fo:padding-right="0.402cm"/>
    </style:style>
    <style:style style:name="gr8" style:family="graphic" style:parent-style-name="standard">
      <style:graphic-properties draw:stroke="none" svg:stroke-color="#3465a4" draw:fill="none" fo:min-height="0.4cm"/>
      <style:paragraph-properties style:writing-mode="lr-tb"/>
    </style:style>
    <style:style style:name="gr9" style:family="graphic" style:parent-style-name="standard">
      <style:graphic-properties draw:stroke="none" svg:stroke-color="#3465a4" draw:fill="none" fo:min-height="0.146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465a4" draw:fill="none" fo:min-height="0.484cm"/>
      <style:paragraph-properties style:writing-mode="lr-tb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none" draw:textarea-vertical-align="middle" draw:auto-grow-height="false" fo:min-height="2.926cm" fo:min-width="2.676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766cm" fo:min-width="5.215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svg:stroke-width="0.025cm" svg:stroke-color="#000000" draw:marker-start-width="0.229cm" draw:marker-end-width="0.229cm" draw:fill="hatch" draw:fill-hatch-name="Black_20_45_20_Degrees" draw:fill-hatch-solid="false" draw:textarea-horizontal-align="justify" draw:textarea-vertical-align="middle" draw:auto-grow-height="false" fo:min-height="0.615cm" fo:min-width="1.635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none" svg:stroke-color="#3465a4" draw:fill="none" fo:min-height="0.641cm"/>
      <style:paragraph-properties style:writing-mode="lr-tb"/>
    </style:style>
    <style:style style:name="P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Linux Biolinum O" fo:font-size="12pt" style:font-size-asian="18pt" style:font-size-complex="18pt"/>
    </style:style>
    <style:style style:name="P6" style:family="paragraph">
      <loext:graphic-properties draw:fill="none"/>
      <style:text-properties style:font-name="Linux Biolinum O" fo:font-size="12pt" style:font-size-asian="18pt" style:font-size-complex="18pt"/>
    </style:style>
    <style:style style:name="P7" style:family="paragraph">
      <style:paragraph-properties fo:text-align="center"/>
      <style:text-properties style:font-name="Linux Biolinum O" fo:font-size="12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Linux Biolinum O" fo:font-size="12pt" style:font-size-asian="18pt" style:font-size-complex="18pt"/>
    </style:style>
    <style:style style:name="P9" style:family="paragraph">
      <style:paragraph-properties fo:text-align="center"/>
      <style:text-properties style:font-name="Linux Biolinum O" fo:font-size="10.5pt" style:font-size-asian="10.5pt" style:font-size-complex="10.5pt"/>
    </style:style>
    <style:style style:name="P10" style:family="paragraph">
      <loext:graphic-properties draw:fill="none"/>
      <style:paragraph-properties fo:text-align="center"/>
      <style:text-properties style:font-name="Linux Biolinum O" fo:font-size="10.5pt" style:font-size-asian="10.5pt" style:font-size-complex="10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Ubuntu Mono1"/>
    </style:style>
    <style:style style:name="P13" style:family="paragraph">
      <style:paragraph-properties fo:text-align="center"/>
      <style:text-properties style:font-name="Ubuntu Mono1" fo:background-color="#ffffff"/>
    </style:style>
    <style:style style:name="P14" style:family="paragraph">
      <loext:graphic-properties draw:fill="hatch" draw:fill-hatch-name="Black_20_45_20_Degrees" draw:fill-hatch-solid="false"/>
      <style:paragraph-properties fo:text-align="center"/>
      <style:text-properties style:font-name="Ubuntu Mono1" fo:background-color="#ffffff"/>
    </style:style>
    <style:style style:name="P15" style:family="paragraph">
      <loext:graphic-properties draw:fill="none"/>
    </style:style>
    <style:style style:name="T1" style:family="text">
      <style:text-properties style:font-name-asian="Liberation Mono" style:font-name-complex="Liberation Mono"/>
    </style:style>
    <style:style style:name="T2" style:family="text">
      <style:text-properties fo:font-variant="small-caps" fo:font-size="8pt" style:font-name-asian="Liberation Mono" style:font-size-asian="8pt" style:font-name-complex="Liberation Mono" style:font-size-complex="8pt"/>
    </style:style>
    <style:style style:name="T3" style:family="text">
      <style:text-properties style:font-name="Ubuntu Mono1" fo:font-size="10.5pt" style:font-name-asian="Liberation Mono" style:font-size-asian="10.5pt" style:font-name-complex="Liberation Mono" style:font-size-complex="10.5pt"/>
    </style:style>
    <style:style style:name="T4" style:family="text">
      <style:text-properties fo:font-size="10.5pt" style:font-name-asian="Liberation Mono" style:font-size-asian="10.5pt" style:font-name-complex="Liberation Mono" style:font-size-complex="10.5pt"/>
    </style:style>
    <style:style style:name="T5" style:family="text">
      <style:text-properties style:font-name="Linux Libertine O1" fo:font-size="10.5pt" style:font-name-asian="Liberation Mono" style:font-size-asian="10.5pt" style:font-name-complex="Liberation Mono" style:font-size-complex="10.5pt"/>
    </style:style>
    <style:style style:name="T6" style:family="text">
      <style:text-properties style:font-name="Linux Libertine O" fo:font-size="10.5pt" style:font-name-asian="Linux Libertine O" style:font-size-asian="10.5pt" style:font-name-complex="Linux Libertine O" style:font-size-complex="10.5pt"/>
    </style:style>
    <style:style style:name="T7" style:family="text">
      <style:text-properties style:font-name="Linux Libertine O1" fo:font-size="10.5pt" style:font-name-asian="Linux Libertine O" style:font-size-asian="10.5pt" style:font-name-complex="Linux Libertine O" style:font-size-complex="10.5pt"/>
    </style:style>
    <style:style style:name="T8" style:family="text">
      <style:text-properties style:font-name="Ubuntu Mono1"/>
    </style:style>
    <style:style style:name="T9" style:family="text">
      <style:text-properties style:font-name="Ubuntu Mono1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414cm" svg:height="2.242cm" svg:x="3.207cm" svg:y="3.838cm">
          <draw:text-box>
            <text:p text:style-name="P1">0 <text:s text:c="10"/>brk <text:s text:c="41"/>ffff</text:p>
            <text:p text:style-name="P1">| <text:s text:c="2"/>heap <text:s text:c="4"/>| <text:s text:c="35"/>stack <text:s text:c="3"/>|</text:p>
            <text:p text:style-name="P1">|------------#################################+++++++++++++|</text:p>
            <text:p text:style-name="P1">| <text:s text:c="44"/>| <text:s text:c="11"/>|</text:p>
            <text:p text:style-name="P1">0 <text:s text:c="44"/>sp <text:s text:c="8"/>ffff</text:p>
          </draw:text-box>
        </draw:frame>
        <draw:frame draw:style-name="gr1" draw:text-style-name="P2" draw:layer="layout" svg:width="13.414cm" svg:height="2.242cm" svg:x="3.207cm" svg:y="6.632cm">
          <draw:text-box>
            <text:p text:style-name="P1">0 <text:s text:c="10"/>rut <text:s text:c="2"/>hat <text:s text:c="35"/>ffff</text:p>
            <text:p text:style-name="P1">| <text:s text:c="11"/>| <text:s text:c="4"/>| <text:s text:c="38"/>|</text:p>
            <text:p text:style-name="P1">|~~~~~~~~~~~~-------##########################+++++++$~~~~~|</text:p>
            <text:p text:style-name="P1">| <text:s text:c="44"/>| <text:s text:c="5"/>| <text:s text:c="4"/>|</text:p>
            <text:p text:style-name="P1">0 <text:s text:c="43"/>cap <text:s text:c="3"/>mat <text:s/>ffff</text:p>
          </draw:text-box>
        </draw:frame>
        <draw:line draw:style-name="gr2" draw:text-style-name="P3" draw:layer="layout" svg:x1="3.54cm" svg:y1="11.16cm" svg:x2="16.24cm" svg:y2="11.16cm">
          <text:p/>
        </draw:line>
        <draw:frame draw:style-name="gr3" draw:text-style-name="P4" draw:layer="layout" svg:width="7.434cm" svg:height="4.259cm" svg:x="11.287cm" svg:y="16.367cm">
          <draw:image xlink:href="Pictures/1000020100000119000000A180F01E3F98F1750C.png" xlink:type="simple" xlink:show="embed" xlink:actuate="onLoad" loext:mime-type="image/png">
            <text:p/>
          </draw:image>
        </draw:frame>
        <draw:line draw:style-name="gr4" draw:text-style-name="P3" draw:layer="layout" svg:x1="3.541cm" svg:y1="11.16cm" svg:x2="6.334cm" svg:y2="11.16cm">
          <text:p/>
        </draw:line>
        <draw:line draw:style-name="gr5" draw:text-style-name="P3" draw:layer="layout" svg:x1="13.446cm" svg:y1="11.16cm" svg:x2="16.24cm" svg:y2="11.16cm">
          <text:p/>
        </draw:line>
        <draw:line draw:style-name="gr2" draw:text-style-name="P3" draw:layer="layout" svg:x1="3.541cm" svg:y1="13.46cm" svg:x2="16.241cm" svg:y2="13.46cm">
          <text:p/>
        </draw:line>
        <draw:line draw:style-name="gr4" draw:text-style-name="P3" draw:layer="layout" svg:x1="3.542cm" svg:y1="13.46cm" svg:x2="6.335cm" svg:y2="13.46cm">
          <text:p/>
        </draw:line>
        <draw:line draw:style-name="gr5" draw:text-style-name="P3" draw:layer="layout" svg:x1="13.447cm" svg:y1="13.46cm" svg:x2="16.241cm" svg:y2="13.46cm">
          <text:p/>
        </draw:line>
        <draw:line draw:style-name="gr6" draw:text-style-name="P3" draw:layer="layout" svg:x1="10.731cm" svg:y1="13.46cm" svg:x2="9.336cm" svg:y2="13.46cm">
          <text:p/>
        </draw:line>
        <draw:line draw:style-name="gr7" draw:text-style-name="P3" draw:layer="layout" svg:x1="13.447cm" svg:y1="13.46cm" svg:x2="12.43cm" svg:y2="13.46cm">
          <text:p/>
        </draw:line>
        <draw:frame draw:style-name="gr8" draw:text-style-name="P6" draw:layer="layout" svg:width="1.349cm" svg:height="0.734cm" svg:x="4.223cm" svg:y="10.383cm">
          <draw:text-box>
            <text:p text:style-name="P5"><text:span text:style-name="T1">heap</text:span></text:p>
          </draw:text-box>
        </draw:frame>
        <draw:frame draw:style-name="gr9" draw:text-style-name="P6" draw:layer="layout" svg:width="1.778cm" svg:height="0.734cm" svg:x="14.081cm" svg:y="10.384cm">
          <draw:text-box>
            <text:p text:style-name="P5"><text:span text:style-name="T1">stack</text:span></text:p>
          </draw:text-box>
        </draw:frame>
        <draw:line draw:style-name="gr10" draw:text-style-name="P3" draw:layer="layout" svg:x1="3.543cm" svg:y1="10.652cm" svg:x2="3.543cm" svg:y2="11.668cm">
          <text:p/>
        </draw:line>
        <draw:frame draw:style-name="gr8" draw:text-style-name="P6" draw:layer="layout" svg:width="1.349cm" svg:height="0.734cm" svg:x="3.213cm" svg:y="11.576cm">
          <draw:text-box>
            <text:p text:style-name="P5"><text:span text:style-name="T1">0</text:span></text:p>
          </draw:text-box>
        </draw:frame>
        <draw:line draw:style-name="gr10" draw:text-style-name="P3" draw:layer="layout" svg:x1="16.259cm" svg:y1="10.639cm" svg:x2="16.259cm" svg:y2="11.655cm">
          <text:p/>
        </draw:line>
        <draw:frame draw:style-name="gr8" draw:text-style-name="P6" draw:layer="layout" svg:width="1.349cm" svg:height="0.734cm" svg:x="15.599cm" svg:y="11.563cm">
          <draw:text-box>
            <text:p text:style-name="P5"><text:span text:style-name="T1">FFFF</text:span></text:p>
          </draw:text-box>
        </draw:frame>
        <draw:line draw:style-name="gr10" draw:text-style-name="P3" draw:layer="layout" svg:x1="3.544cm" svg:y1="12.94cm" svg:x2="3.544cm" svg:y2="13.956cm">
          <text:p/>
        </draw:line>
        <draw:frame draw:style-name="gr8" draw:text-style-name="P6" draw:layer="layout" svg:width="1.349cm" svg:height="0.734cm" svg:x="3.214cm" svg:y="13.864cm">
          <draw:text-box>
            <text:p text:style-name="P5"><text:span text:style-name="T1">0</text:span></text:p>
          </draw:text-box>
        </draw:frame>
        <draw:line draw:style-name="gr10" draw:text-style-name="P3" draw:layer="layout" svg:x1="16.26cm" svg:y1="12.927cm" svg:x2="16.26cm" svg:y2="13.943cm">
          <text:p/>
        </draw:line>
        <draw:frame draw:style-name="gr8" draw:text-style-name="P6" draw:layer="layout" svg:width="1.349cm" svg:height="0.734cm" svg:x="15.6cm" svg:y="13.851cm">
          <draw:text-box>
            <text:p text:style-name="P5"><text:span text:style-name="T1">FFFF</text:span></text:p>
          </draw:text-box>
        </draw:frame>
        <draw:frame draw:style-name="gr11" draw:text-style-name="P8" draw:layer="layout" svg:width="2.413cm" svg:height="1.056cm" svg:x="17.183cm" svg:y="10.637cm">
          <draw:text-box>
            <text:p text:style-name="P7"><text:span text:style-name="T2">outer road</text:span></text:p>
            <text:p text:style-name="P7"><text:span text:style-name="T1">north</text:span></text:p>
          </draw:text-box>
        </draw:frame>
        <draw:frame draw:style-name="gr11" draw:text-style-name="P8" draw:layer="layout" svg:width="2.413cm" svg:height="1.056cm" svg:x="17.184cm" svg:y="12.967cm">
          <draw:text-box>
            <text:p text:style-name="P7"><text:span text:style-name="T2">inner road</text:span></text:p>
            <text:p text:style-name="P7"><text:span text:style-name="T1">south</text:span></text:p>
          </draw:text-box>
        </draw:frame>
        <draw:frame draw:style-name="gr9" draw:text-style-name="P10" draw:layer="layout" svg:width="1.778cm" svg:height="1.039cm" svg:x="5.445cm" svg:y="10.103cm">
          <draw:text-box>
            <text:p text:style-name="P9"><text:span text:style-name="T3">brk</text:span></text:p>
            <text:p text:style-name="P9"><text:span text:style-name="T4">|</text:span></text:p>
          </draw:text-box>
        </draw:frame>
        <draw:frame draw:style-name="gr9" draw:text-style-name="P10" draw:layer="layout" svg:width="1.778cm" svg:height="1.039cm" svg:x="12.575cm" svg:y="10.104cm">
          <draw:text-box>
            <text:p text:style-name="P9"><text:span text:style-name="T3">sp</text:span></text:p>
            <text:p text:style-name="P9"><text:span text:style-name="T4">|</text:span></text:p>
          </draw:text-box>
        </draw:frame>
        <draw:frame draw:style-name="gr9" draw:text-style-name="P10" draw:layer="layout" svg:width="1.778cm" svg:height="1.039cm" svg:x="8.445cm" svg:y="12.404cm">
          <draw:text-box>
            <text:p text:style-name="P9"><text:span text:style-name="T3">mat</text:span></text:p>
            <text:p text:style-name="P9"><text:span text:style-name="T4">|</text:span></text:p>
          </draw:text-box>
        </draw:frame>
        <draw:frame draw:style-name="gr9" draw:text-style-name="P10" draw:layer="layout" svg:width="1.778cm" svg:height="1.039cm" svg:x="9.845cm" svg:y="12.405cm">
          <draw:text-box>
            <text:p text:style-name="P9"><text:span text:style-name="T3">cap</text:span></text:p>
            <text:p text:style-name="P9"><text:span text:style-name="T4">|</text:span></text:p>
          </draw:text-box>
        </draw:frame>
        <draw:frame draw:style-name="gr9" draw:text-style-name="P10" draw:layer="layout" svg:width="1.778cm" svg:height="1.039cm" svg:x="11.56cm" svg:y="12.405cm">
          <draw:text-box>
            <text:p text:style-name="P9"><text:span text:style-name="T3">hat</text:span></text:p>
            <text:p text:style-name="P9"><text:span text:style-name="T4">|</text:span></text:p>
          </draw:text-box>
        </draw:frame>
        <draw:frame draw:style-name="gr9" draw:text-style-name="P10" draw:layer="layout" svg:width="1.778cm" svg:height="1.039cm" svg:x="12.56cm" svg:y="12.406cm">
          <draw:text-box>
            <text:p text:style-name="P9"><text:span text:style-name="T3">rut</text:span></text:p>
            <text:p text:style-name="P9"><text:span text:style-name="T4">|</text:span></text:p>
          </draw:text-box>
        </draw:frame>
        <draw:frame draw:style-name="gr9" draw:text-style-name="P10" draw:layer="layout" svg:width="1.778cm" svg:height="1.039cm" svg:x="12.561cm" svg:y="11.207cm">
          <draw:text-box>
            <text:p text:style-name="P9"><text:span text:style-name="T5">|</text:span></text:p>
            <text:p text:style-name="P9"><text:span text:style-name="T3">cap</text:span></text:p>
          </draw:text-box>
        </draw:frame>
        <draw:frame draw:style-name="gr9" draw:text-style-name="P10" draw:layer="layout" svg:width="1.778cm" svg:height="1.039cm" svg:x="5.461cm" svg:y="11.208cm">
          <draw:text-box>
            <text:p text:style-name="P9"><text:span text:style-name="T5">|</text:span></text:p>
            <text:p text:style-name="P9"><text:span text:style-name="T3">hat</text:span></text:p>
          </draw:text-box>
        </draw:frame>
        <draw:frame draw:style-name="gr9" draw:text-style-name="P10" draw:layer="layout" svg:width="1.778cm" svg:height="1.039cm" svg:x="14.361cm" svg:y="11.208cm">
          <draw:text-box>
            <text:p text:style-name="P9"><text:span text:style-name="T6"><text:s text:c="10"/>↗</text:span></text:p>
            <text:p text:style-name="P9"><text:span text:style-name="T3">mat</text:span></text:p>
          </draw:text-box>
        </draw:frame>
        <draw:frame draw:style-name="gr9" draw:text-style-name="P10" draw:layer="layout" svg:width="1.778cm" svg:height="1.039cm" svg:x="3.461cm" svg:y="11.209cm">
          <draw:text-box>
            <text:p text:style-name="P9"><text:span text:style-name="T6">↖</text:span><text:span text:style-name="T7"> <text:s text:c="10"/></text:span></text:p>
            <text:p text:style-name="P9"><text:span text:style-name="T3">rut</text:span></text:p>
          </draw:text-box>
        </draw:frame>
        <draw:custom-shape draw:style-name="gr12" draw:text-style-name="P11" draw:layer="layout" svg:width="3.175cm" svg:height="3.175cm" draw:transform="rotate (-3.14159265358979) translate (8.365cm 22.871cm)">
          <text:p/>
          <draw:enhanced-geometry svg:viewBox="0 0 21600 21600" draw:text-areas="0 0 21600 21600" draw:mirror-horizontal="true" draw:type="circular-arrow" draw:modifiers="-90.5619557424277 -0.0458733124663067 8494.46116086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1" draw:layer="layout" svg:width="3.175cm" svg:height="3.175cm" draw:transform="rotate (1.5707963267949) translate (5.19cm 21.066cm)">
          <text:p/>
          <draw:enhanced-geometry svg:viewBox="0 0 21600 21600" draw:text-areas="0 0 21600 21600" draw:mirror-horizontal="true" draw:type="circular-arrow" draw:modifiers="-90.5619557424277 -0.0458733124663067 8494.46116086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1" draw:layer="layout" svg:width="3.175cm" svg:height="3.175cm" svg:x="3.031cm" svg:y="17.764cm">
          <text:p/>
          <draw:enhanced-geometry svg:viewBox="0 0 21600 21600" draw:text-areas="0 0 21600 21600" draw:mirror-horizontal="true" draw:type="circular-arrow" draw:modifiers="-90.5619557424277 -0.0458733124663067 8494.46116086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1" draw:layer="layout" svg:width="3.175cm" svg:height="3.175cm" draw:transform="rotate (-1.5707963267949) translate (6.206cm 19.542cm)">
          <text:p/>
          <draw:enhanced-geometry svg:viewBox="0 0 21600 21600" draw:text-areas="0 0 21600 21600" draw:mirror-horizontal="true" draw:type="circular-arrow" draw:modifiers="-90.5619557424277 -0.0458733124663067 8494.46116086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2" draw:layer="layout" svg:width="5.715cm" svg:height="1.016cm" draw:transform="rotate (1.5707963267949) translate (5.191cm 23.225cm)">
          <text:p text:style-name="P4"><text:span text:style-name="T8">%arv</text:span><text:span text:style-name="T8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159cm" svg:height="0.889cm" svg:x="2.143cm" svg:y="20.023cm">
          <text:p text:style-name="P13"><text:span text:style-name="T9">%</text:span><text:span text:style-name="T9">v</text:span><text:span text:style-name="T9">a</text:span><text:span text:style-name="T9">n</text:span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159cm" svg:height="0.889cm" svg:x="7.143cm" svg:y="19.723cm">
          <text:p text:style-name="P13"><text:span text:style-name="T9">%vane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.09cm" svg:height="0.891cm" draw:transform="rotate (-0.785398163397448) translate (7.726cm 17.053cm)">
          <draw:text-box>
            <text:p><text:span text:style-name="T9">%gift</text:span></text:p>
          </draw:text-box>
        </draw:frame>
        <draw:frame draw:style-name="gr15" draw:text-style-name="P15" draw:layer="layout" svg:width="2.09cm" svg:height="0.891cm" draw:transform="rotate (0.785398163397448) translate (2.128cm 18.489cm)">
          <draw:text-box>
            <text:p><text:span text:style-name="T9">%sign</text:span></text:p>
          </draw:text-box>
        </draw:frame>
        <draw:frame draw:style-name="gr15" draw:text-style-name="P15" draw:layer="layout" svg:width="2.09cm" svg:height="0.891cm" draw:transform="rotate (-0.785398163397448) translate (2.809cm 21.431cm)">
          <draw:text-box>
            <text:p><text:span text:style-name="T9">%note</text:span></text:p>
          </draw:text-box>
        </draw:frame>
        <draw:frame draw:style-name="gr15" draw:text-style-name="P15" draw:layer="layout" svg:width="2.09cm" svg:height="0.891cm" draw:transform="rotate (0.785398163397448) translate (7.141cm 23.048cm)">
          <draw:text-box>
            <text:p><text:span text:style-name="T9">%tas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O" svg:font-family="'Linux Libertine O'"/>
    <style:font-face style:name="Ubuntu Mono1" svg:font-family="'Ubuntu Mono'" style:font-pitch="fixed"/>
    <style:font-face style:name="Liberation Mono" svg:font-family="'Liberation Mono', Cousine, 'DejaVu Sans Mono'" style:font-family-generic="modern" style:font-pitch="fixed"/>
    <style:font-face style:name="Liberation Sans2" svg:font-family="'Liberation Sans'" style:font-pitch="variable"/>
    <style:font-face style:name="Linux Biolinum O" svg:font-family="'Linux Biolinum O'" style:font-adornments="Regular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Mono1" svg:font-family="'Liberation Mono', Cousine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9:55:02.664576896</meta:creation-date>
    <dc:date>2020-11-10T08:38:31.846209552</dc:date>
    <meta:editing-duration>PT3M51S</meta:editing-duration>
    <meta:editing-cycles>1</meta:editing-cycles>
    <meta:document-statistic meta:object-count="44"/>
    <meta:generator>LibreOffice/6.4.6.2$Linux_X86_64 LibreOffice_project/40$Build-2</meta:generator>
  </office:meta>
</office:document-meta>
</file>